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c1b4" officeooo:paragraph-rsid="001bc1b4"/>
    </style:style>
    <style:style style:name="P2" style:family="paragraph" style:parent-style-name="Standard">
      <style:paragraph-properties fo:text-align="center" style:justify-single-word="false"/>
      <style:text-properties officeooo:rsid="001bc1b4" officeooo:paragraph-rsid="001bc1b4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bc1b4" officeooo:paragraph-rsid="001bc1b4" style:font-style-asian="italic" style:font-style-complex="italic"/>
    </style:style>
    <style:style style:name="P4" style:family="paragraph" style:parent-style-name="Standard">
      <style:text-properties officeooo:rsid="001cc99d" officeooo:paragraph-rsid="001cc99d"/>
    </style:style>
    <style:style style:name="P5" style:family="paragraph" style:parent-style-name="Standard">
      <style:text-properties officeooo:rsid="001cc99d" officeooo:paragraph-rsid="001d2c4e"/>
    </style:style>
    <style:style style:name="P6" style:family="paragraph" style:parent-style-name="Standard">
      <style:text-properties officeooo:rsid="001d2c4e" officeooo:paragraph-rsid="001d2c4e"/>
    </style:style>
    <style:style style:name="P7" style:family="paragraph" style:parent-style-name="Standard">
      <style:text-properties officeooo:rsid="001d3819" officeooo:paragraph-rsid="001d3819"/>
    </style:style>
    <style:style style:name="T1" style:family="text">
      <style:text-properties officeooo:rsid="001cc99d"/>
    </style:style>
    <style:style style:name="T2" style:family="text">
      <style:text-properties officeooo:rsid="001d2c4e"/>
    </style:style>
    <style:style style:name="T3" style:family="text">
      <style:text-properties officeooo:rsid="001d3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arial Path of List</text:p>
      <text:p text:style-name="P2">by Sven Nilsen, 2018</text:p>
      <text:p text:style-name="P1"/>
      <text:p text:style-name="P3"><text:span text:style-name="T3">In this paper I represent the adversarial path of list of choices, which itself is a choice.<text:line-break/>This is b</text:span>ased on ideas from a discussion with Adam Nemecek.</text:p>
      <text:p text:style-name="P1"/>
      <text:p text:style-name="P1">A choice is a type `A` with an associated function `A::f : A → B`. An adverserial path “erases” the choice when making it, which is written `A ~ 0`. <text:span text:style-name="T1">This is a higher order equivalence of the form:</text:span></text:p>
      <text:p text:style-name="P1"/>
      <text:p text:style-name="P1"><text:tab/>A ~ 0 : T → A ~ 1</text:p>
      <text:p text:style-name="P1"/>
      <text:p text:style-name="P4">Where `A ~ 0` consumes `A` as a resource, and `A ~ 1` produces a new resource.</text:p>
      <text:p text:style-name="P1"/>
      <text:p text:style-name="P1">A list of choices is also a choice:</text:p>
      <text:p text:style-name="P1"/>
      <text:p text:style-name="P1"><text:tab/>[A] ~ 0 : nat → <text:span text:style-name="T1">A ~ 1</text:span></text:p>
      <text:p text:style-name="P1"/>
      <text:p text:style-name="P4">Notice that this is similar to the definition of the adversarial path, but not quite.</text:p>
      <text:p text:style-name="P4"/>
      <text:p text:style-name="P4">However, since one assumes a list of choices is also a choice,</text:p>
      <text:p text:style-name="P4">it follows that the new resource from a list of choices is the same kind as any list item:</text:p>
      <text:p text:style-name="P4"/>
      <text:p text:style-name="P4"><text:tab/>[A] ~ 1 &lt;=&gt; A ~ 1</text:p>
      <text:p text:style-name="P4"/>
      <text:p text:style-name="P5">One can interpret making a choice, when the choice is a list of choices, as committing to making the choice, such that the list no longer can be modified or changed. <text:span text:style-name="T2">In a way, the list of choices has been “forgotten” or “erased”.</text:span></text:p>
      <text:p text:style-name="P5"/>
      <text:p text:style-name="P5">The new resource produced can only come from committing to one choice that exists in the list.</text:p>
      <text:p text:style-name="P6">Still, since the list is no longer accessible, one can not judge the consequences of the new resource.</text:p>
      <text:p text:style-name="P6">One can think of this as making a blind choice, which relies on trusting the reasoning made by the algorithm that picked the source of determining the `nat` used to choose from the list.</text:p>
      <text:p text:style-name="P4"/>
      <text:p text:style-name="P4">Making a choice from a list of choices is pre-committing to committing the choice at that index.</text:p>
      <text:p text:style-name="P6">The pre-committment makes it possible to execute the further committment automatically.</text:p>
      <text:p text:style-name="P6"/>
      <text:p text:style-name="P6">Knowing in advance that a such pre-committment is happening, there is a natural implicit sub-goal to make the source of `nat` rational, assuming that making choices are done to achieve a rational goal.</text:p>
      <text:p text:style-name="P6">One says that “there is a higher order choice” that determines such choices, a decision theory.</text:p>
      <text:p text:style-name="P6"/>
      <text:p text:style-name="P6">However, since `nat` is infinite, it might be impossible to make this choice rationally within finite time and computational power. <text:span text:style-name="T3">This means that a decision theory for a list of choices must make an informative guess, which is motivated by a model of “bounded rationality”. By studying making choices with lists of choices in general, one can derive general strategies for higher order reasoning.</text:span></text:p>
      <text:p text:style-name="P6"/>
      <text:p text:style-name="P7">Seemingly out of nowhere, the semantics of adversarial path of list implies bounded ra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11:30.496016000</meta:creation-date>
    <dc:date>2018-11-17T10:50:37.294922000</dc:date>
    <meta:editing-duration>PT6M55S</meta:editing-duration>
    <meta:editing-cycles>1</meta:editing-cycles>
    <meta:document-statistic meta:table-count="0" meta:image-count="0" meta:object-count="0" meta:page-count="1" meta:paragraph-count="22" meta:word-count="438" meta:character-count="2384" meta:non-whitespace-character-count="1965"/>
    <meta:generator>LibreOffice/5.1.2.2$MacOSX_X86_64 LibreOffice_project/d3bf12ecb743fc0d20e0be0c58ca359301eb705f</meta:generator>
  </office:meta>
</office:document-meta>
</file>